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mbria1" svg:font-family="Cambria"/>
    <style:font-face style:name="OpenSymbol" svg:font-family="OpenSymbol"/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25in" fo:margin-left="0.45in" table:align="left"/>
    </style:style>
    <style:style style:name="Table1.A" style:family="table-column">
      <style:table-column-properties style:column-width="0.6639in"/>
    </style:style>
    <style:style style:name="Table1.B" style:family="table-column">
      <style:table-column-properties style:column-width="1.1285in"/>
    </style:style>
    <style:style style:name="Table1.C" style:family="table-column">
      <style:table-column-properties style:column-width="0.9472in"/>
    </style:style>
    <style:style style:name="Table1.D" style:family="table-column">
      <style:table-column-properties style:column-width="0.8194in"/>
    </style:style>
    <style:style style:name="Table1.F" style:family="table-column">
      <style:table-column-properties style:column-width="1.6188in"/>
    </style:style>
    <style:style style:name="Table1.A1" style:family="table-cell">
      <style:table-cell-properties fo:background-color="#d9d9d9" fo:padding-left="0.075in" fo:padding-right="0.075in" fo:padding-top="0in" fo:padding-bottom="0in" fo:border="0.0069in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0"/>
    </style:style>
    <style:style style:name="Table2" style:family="table">
      <style:table-properties style:width="6.9944in" fo:margin-left="-0.3424in" table:align="left"/>
    </style:style>
    <style:style style:name="Table2.A" style:family="table-column">
      <style:table-column-properties style:column-width="0.284in"/>
    </style:style>
    <style:style style:name="Table2.B" style:family="table-column">
      <style:table-column-properties style:column-width="2.625in"/>
    </style:style>
    <style:style style:name="Table2.C" style:family="table-column">
      <style:table-column-properties style:column-width="2.2243in"/>
    </style:style>
    <style:style style:name="Table2.D" style:family="table-column">
      <style:table-column-properties style:column-width="0.8201in"/>
    </style:style>
    <style:style style:name="Table2.E" style:family="table-column">
      <style:table-column-properties style:column-width="1.041in"/>
    </style:style>
    <style:style style:name="Table2.A1" style:family="table-cell">
      <style:table-cell-properties fo:background-color="#d9d9d9" fo:padding-left="0.0069in" fo:padding-right="0.0069in" fo:padding-top="0in" fo:padding-bottom="0in" fo:border="0.0069in solid #000000">
        <style:background-image/>
      </style:table-cell-properties>
    </style:style>
    <style:style style:name="Table2.B1" style:family="table-cell">
      <style:table-cell-properties fo:background-color="#d9d9d9" fo:padding="0in" fo:border="0.0069in solid #000000">
        <style:background-image/>
      </style:table-cell-properties>
    </style:style>
    <style:style style:name="Table2.2" style:family="table-row">
      <style:table-row-properties style:min-row-height="0.2431in"/>
    </style:style>
    <style:style style:name="Table2.A2" style:family="table-cell">
      <style:table-cell-properties fo:padding-left="0.0069in" fo:padding-right="0.0069in" fo:padding-top="0in" fo:padding-bottom="0in" fo:border="0.0069in solid #000000"/>
    </style:style>
    <style:style style:name="Table2.B2" style:family="table-cell">
      <style:table-cell-properties fo:padding="0in" fo:border="0.0069in solid #000000"/>
    </style:style>
    <style:style style:name="Table3" style:family="table">
      <style:table-properties style:width="6.9667in" fo:margin-left="-0.3424in" table:align="left"/>
    </style:style>
    <style:style style:name="Table3.A" style:family="table-column">
      <style:table-column-properties style:column-width="0.284in"/>
    </style:style>
    <style:style style:name="Table3.B" style:family="table-column">
      <style:table-column-properties style:column-width="2.2215in"/>
    </style:style>
    <style:style style:name="Table3.C" style:family="table-column">
      <style:table-column-properties style:column-width="2.6in"/>
    </style:style>
    <style:style style:name="Table3.D" style:family="table-column">
      <style:table-column-properties style:column-width="0.8201in"/>
    </style:style>
    <style:style style:name="Table3.E" style:family="table-column">
      <style:table-column-properties style:column-width="1.041in"/>
    </style:style>
    <style:style style:name="Table3.A1" style:family="table-cell">
      <style:table-cell-properties fo:background-color="#d9d9d9" fo:padding-left="0.0069in" fo:padding-right="0.0069in" fo:padding-top="0in" fo:padding-bottom="0in" fo:border="0.0069in solid #000000">
        <style:background-image/>
      </style:table-cell-properties>
    </style:style>
    <style:style style:name="Table3.B1" style:family="table-cell">
      <style:table-cell-properties fo:background-color="#d9d9d9" fo:padding="0in" fo:border="0.0069in solid #000000">
        <style:background-image/>
      </style:table-cell-properties>
    </style:style>
    <style:style style:name="Table3.2" style:family="table-row">
      <style:table-row-properties style:min-row-height="0.2431in"/>
    </style:style>
    <style:style style:name="Table3.A2" style:family="table-cell">
      <style:table-cell-properties fo:padding-left="0.0069in" fo:padding-right="0.0069in" fo:padding-top="0in" fo:padding-bottom="0in" fo:border="0.0069in solid #000000"/>
    </style:style>
    <style:style style:name="Table3.B2" style:family="table-cell">
      <style:table-cell-properties fo:padding="0in" fo:border="0.0069in solid #000000"/>
    </style:style>
    <style:style style:name="Table4" style:family="table">
      <style:table-properties style:width="5.8542in" fo:margin-left="0.3785in" fo:margin-right="0.0354in" table:align="margins"/>
    </style:style>
    <style:style style:name="Table4.A" style:family="table-column">
      <style:table-column-properties style:column-width="0.9688in" style:rel-column-width="1395*"/>
    </style:style>
    <style:style style:name="Table4.B" style:family="table-column">
      <style:table-column-properties style:column-width="2.1146in" style:rel-column-width="3045*"/>
    </style:style>
    <style:style style:name="Table4.C" style:family="table-column">
      <style:table-column-properties style:column-width="1.8229in" style:rel-column-width="2625*"/>
    </style:style>
    <style:style style:name="Table4.D" style:family="table-column">
      <style:table-column-properties style:column-width="0.9479in" style:rel-column-width="1365*"/>
    </style:style>
    <style:style style:name="Table4.A1" style:family="table-cell">
      <style:table-cell-properties fo:background-color="#d9d9d9" fo:padding="0in" fo:border="0.0069in solid #000000">
        <style:background-image/>
      </style:table-cell-properties>
    </style:style>
    <style:style style:name="Table4.2" style:family="table-row">
      <style:table-row-properties style:min-row-height="0.3715in"/>
    </style:style>
    <style:style style:name="Table4.A2" style:family="table-cell">
      <style:table-cell-properties fo:padding="0in" fo:border="0.0069in solid #000000"/>
    </style:style>
    <style:style style:name="Table4.3" style:family="table-row">
      <style:table-row-properties style:min-row-height="0.8125in"/>
    </style:style>
    <style:style style:name="Table4.4" style:family="table-row">
      <style:table-row-properties style:min-row-height="0.5938in"/>
    </style:style>
    <style:style style:name="Table4.5" style:family="table-row">
      <style:table-row-properties style:min-row-height="0.7917in"/>
    </style:style>
    <style:style style:name="Table4.A5" style:family="table-cell">
      <style:table-cell-properties fo:padding="0in" fo:border-left="0.0069in solid #000000" fo:border-right="0.0069in solid #000000" fo:border-top="none" fo:border-bottom="0.0069in solid #000000"/>
    </style:style>
    <style:style style:name="Table4.6" style:family="table-row">
      <style:table-row-properties style:min-row-height="1.0417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Subtitle">
      <style:paragraph-properties fo:text-align="end" style:justify-single-word="false"/>
    </style:style>
    <style:style style:name="P4" style:family="paragraph" style:parent-style-name="TOC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5" style:family="paragraph" style:parent-style-name="TOC_20_2">
      <style:paragraph-properties>
        <style:tab-stops>
          <style:tab-stop style:position="6.1083in" style:type="right" style:leader-style="dotted" style:leader-text="."/>
        </style:tab-stops>
      </style:paragraph-properties>
    </style:style>
    <style:style style:name="P6" style:family="paragraph" style:parent-style-name="tabletxt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text">
      <style:text-properties style:font-name-complex="Arial"/>
    </style:style>
    <style:style style:name="P8" style:family="paragraph" style:parent-style-name="Tabletext">
      <style:paragraph-properties fo:text-align="center" style:justify-single-word="false"/>
      <style:text-properties style:font-name-complex="Arial"/>
    </style:style>
    <style:style style:name="P9" style:family="paragraph" style:parent-style-name="Normal">
      <style:paragraph-properties fo:margin-top="0in" fo:margin-bottom="0in" fo:text-align="end" style:justify-single-word="false"/>
    </style:style>
    <style:style style:name="P10" style:family="paragraph" style:parent-style-name="No_20_Spacing"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No_20_Spacing">
      <style:text-properties style:font-name="Arial" fo:font-size="10pt" style:font-size-asian="10pt" style:font-name-complex="Arial" style:font-size-complex="10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No_20_Spacing" style:list-style-name="L4"/>
    <style:style style:name="P14" style:family="paragraph" style:parent-style-name="No_20_Spacing">
      <style:text-properties style:font-name="Arial" fo:font-size="10pt" style:font-size-asian="10pt" style:font-name-complex="Arial" style:font-size-complex="10pt"/>
    </style:style>
    <style:style style:name="P15" style:family="paragraph" style:parent-style-name="Title" style:master-page-name="MP0">
      <style:paragraph-properties style:page-number="auto" fo:break-before="page"/>
    </style:style>
    <style:style style:name="P16" style:family="paragraph" style:parent-style-name="List_20_Paragraph" style:list-style-name="L1"/>
    <style:style style:name="P17" style:family="paragraph" style:parent-style-name="List_20_Paragraph" style:list-style-name="L2"/>
    <style:style style:name="P18" style:family="paragraph" style:parent-style-name="List_20_Paragraph" style:list-style-name="L3"/>
    <style:style style:name="P19" style:family="paragraph" style:parent-style-name="List_20_Paragraph" style:list-style-name="L5"/>
    <style:style style:name="P20" style:family="paragraph" style:parent-style-name="List_20_Paragraph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64%"/>
    </style:style>
    <style:style style:name="T3" style:family="text">
      <style:text-properties style:font-name-complex="Arial"/>
    </style:style>
    <style:style style:name="T4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3">Test Plan</text:p>
      <text:p text:style-name="P2"/>
      <text:p text:style-name="TOC_20_Heading">Contents</text:p>
      <text:p text:style-name="P4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"><text:a xlink:type="simple" xlink:href="#_Toc440016137" office:target-frame-name="_top" xlink:show="replace" text:style-name="Internet_20_link" text:visited-style-name="Visited_20_Internet_20_Link"><text:span text:style-name="Hyperlink">VERSION HISTORY</text:span></text:a><text:a xlink:type="simple" xlink:href="#_Toc440016137" office:target-frame-name="_top" xlink:show="replace" text:style-name="Internet_20_link" text:visited-style-name="Visited_20_Internet_20_Link"><text:tab/>3</text:a></text:p>
          <text:p text:style-name="P4"><text:a xlink:type="simple" xlink:href="#_Toc440016138" office:target-frame-name="_top" xlink:show="replace" text:style-name="Internet_20_link" text:visited-style-name="Visited_20_Internet_20_Link"><text:span text:style-name="Hyperlink">Introduction</text:span></text:a><text:a xlink:type="simple" xlink:href="#_Toc440016138" office:target-frame-name="_top" xlink:show="replace" text:style-name="Internet_20_link" text:visited-style-name="Visited_20_Internet_20_Link"><text:tab/>4</text:a></text:p>
          <text:p text:style-name="P5"><text:a xlink:type="simple" xlink:href="#_Toc440016139" office:target-frame-name="_top" xlink:show="replace" text:style-name="Internet_20_link" text:visited-style-name="Visited_20_Internet_20_Link"><text:span text:style-name="Hyperlink">Purpose of The Test Plan Document</text:span></text:a><text:a xlink:type="simple" xlink:href="#_Toc440016139" office:target-frame-name="_top" xlink:show="replace" text:style-name="Internet_20_link" text:visited-style-name="Visited_20_Internet_20_Link"><text:tab/>4</text:a></text:p>
          <text:p text:style-name="P4"><text:a xlink:type="simple" xlink:href="#_Toc440016140" office:target-frame-name="_top" xlink:show="replace" text:style-name="Internet_20_link" text:visited-style-name="Visited_20_Internet_20_Link"><text:span text:style-name="Hyperlink">System Testing</text:span></text:a><text:a xlink:type="simple" xlink:href="#_Toc440016140" office:target-frame-name="_top" xlink:show="replace" text:style-name="Internet_20_link" text:visited-style-name="Visited_20_Internet_20_Link"><text:tab/>5</text:a></text:p>
          <text:p text:style-name="P5"><text:a xlink:type="simple" xlink:href="#_Toc440016141" office:target-frame-name="_top" xlink:show="replace" text:style-name="Internet_20_link" text:visited-style-name="Visited_20_Internet_20_Link"><text:span text:style-name="Hyperlink">Test Risks / Issues</text:span></text:a><text:a xlink:type="simple" xlink:href="#_Toc440016141" office:target-frame-name="_top" xlink:show="replace" text:style-name="Internet_20_link" text:visited-style-name="Visited_20_Internet_20_Link"><text:tab/>5</text:a></text:p>
          <text:p text:style-name="P5"><text:a xlink:type="simple" xlink:href="#_Toc440016142" office:target-frame-name="_top" xlink:show="replace" text:style-name="Internet_20_link" text:visited-style-name="Visited_20_Internet_20_Link"><text:span text:style-name="Hyperlink">Items to</text:span></text:a><text:a xlink:type="simple" xlink:href="#_Toc440016142" office:target-frame-name="_top" xlink:show="replace" text:style-name="Internet_20_link" text:visited-style-name="Visited_20_Internet_20_Link"><text:span text:style-name="Hyperlink"> be Tested / Not Tested</text:span></text:a><text:a xlink:type="simple" xlink:href="#_Toc440016142" office:target-frame-name="_top" xlink:show="replace" text:style-name="Internet_20_link" text:visited-style-name="Visited_20_Internet_20_Link"><text:tab/>5</text:a></text:p>
          <text:p text:style-name="P5"><text:a xlink:type="simple" xlink:href="#_Toc440016143" office:target-frame-name="_top" xlink:show="replace" text:style-name="Internet_20_link" text:visited-style-name="Visited_20_Internet_20_Link"><text:span text:style-name="Hyperlink">Test Approach(s)</text:span></text:a><text:a xlink:type="simple" xlink:href="#_Toc440016143" office:target-frame-name="_top" xlink:show="replace" text:style-name="Internet_20_link" text:visited-style-name="Visited_20_Internet_20_Link"><text:tab/>5</text:a></text:p>
          <text:p text:style-name="P5"><text:a xlink:type="simple" xlink:href="#_Toc440016144" office:target-frame-name="_top" xlink:show="replace" text:style-name="Internet_20_link" text:visited-style-name="Visited_20_Internet_20_Link"><text:span text:style-name="Hyperlink">Test Regulatory / Mandate Criteria</text:span></text:a><text:a xlink:type="simple" xlink:href="#_Toc440016144" office:target-frame-name="_top" xlink:show="replace" text:style-name="Internet_20_link" text:visited-style-name="Visited_20_Internet_20_Link"><text:tab/>5</text:a></text:p>
          <text:p text:style-name="P5"><text:a xlink:type="simple" xlink:href="#_Toc440016145" office:target-frame-name="_top" xlink:show="replace" text:style-name="Internet_20_link" text:visited-style-name="Visited_20_Internet_20_Link"><text:span text:style-name="Hyperlink">Test Pass / Fail Criteria</text:span></text:a><text:a xlink:type="simple" xlink:href="#_Toc440016145" office:target-frame-name="_top" xlink:show="replace" text:style-name="Internet_20_link" text:visited-style-name="Visited_20_Internet_20_Link"><text:tab/>5</text:a></text:p>
          <text:p text:style-name="P5"><text:a xlink:type="simple" xlink:href="#_Toc440016146" office:target-frame-name="_top" xlink:show="replace" text:style-name="Internet_20_link" text:visited-style-name="Visited_20_Internet_20_Link"><text:span text:style-name="Hyperlink">Test Entry / Exit </text:span></text:a><text:a xlink:type="simple" xlink:href="#_Toc440016146" office:target-frame-name="_top" xlink:show="replace" text:style-name="Internet_20_link" text:visited-style-name="Visited_20_Internet_20_Link"><text:span text:style-name="Hyperlink">Criteria</text:span></text:a><text:a xlink:type="simple" xlink:href="#_Toc440016146" office:target-frame-name="_top" xlink:show="replace" text:style-name="Internet_20_link" text:visited-style-name="Visited_20_Internet_20_Link"><text:tab/>5</text:a></text:p>
          <text:p text:style-name="P5"><text:a xlink:type="simple" xlink:href="#_Toc440016147" office:target-frame-name="_top" xlink:show="replace" text:style-name="Internet_20_link" text:visited-style-name="Visited_20_Internet_20_Link"><text:span text:style-name="Hyperlink">Test Deliverables</text:span></text:a><text:a xlink:type="simple" xlink:href="#_Toc440016147" office:target-frame-name="_top" xlink:show="replace" text:style-name="Internet_20_link" text:visited-style-name="Visited_20_Internet_20_Link"><text:tab/>5</text:a></text:p>
          <text:p text:style-name="P5"><text:a xlink:type="simple" xlink:href="#_Toc440016148" office:target-frame-name="_top" xlink:show="replace" text:style-name="Internet_20_link" text:visited-style-name="Visited_20_Internet_20_Link"><text:span text:style-name="Hyperlink">Test Suspension / Resumption Criteria</text:span></text:a><text:a xlink:type="simple" xlink:href="#_Toc440016148" office:target-frame-name="_top" xlink:show="replace" text:style-name="Internet_20_link" text:visited-style-name="Visited_20_Internet_20_Link"><text:tab/>5</text:a></text:p>
          <text:p text:style-name="P5"><text:a xlink:type="simple" xlink:href="#_Toc440016149" office:target-frame-name="_top" xlink:show="replace" text:style-name="Internet_20_link" text:visited-style-name="Visited_20_Internet_20_Link"><text:span text:style-name="Hyperlink">Test Environmental / Staffing / Training Needs</text:span></text:a><text:a xlink:type="simple" xlink:href="#_Toc440016149" office:target-frame-name="_top" xlink:show="replace" text:style-name="Internet_20_link" text:visited-style-name="Visited_20_Internet_20_Link"><text:tab/>5</text:a></text:p>
          <text:p text:style-name="P4"><text:a xlink:type="simple" xlink:href="#_Toc440016150" office:target-frame-name="_top" xlink:show="replace" text:style-name="Internet_20_link" text:visited-style-name="Visited_20_Internet_20_Link"><text:span text:style-name="Hyperlink">Unit </text:span></text:a><text:a xlink:type="simple" xlink:href="#_Toc440016150" office:target-frame-name="_top" xlink:show="replace" text:style-name="Internet_20_link" text:visited-style-name="Visited_20_Internet_20_Link"><text:span text:style-name="Hyperlink">Testing</text:span></text:a><text:a xlink:type="simple" xlink:href="#_Toc440016150" office:target-frame-name="_top" xlink:show="replace" text:style-name="Internet_20_link" text:visited-style-name="Visited_20_Internet_20_Link"><text:tab/>6</text:a></text:p>
          <text:p text:style-name="P5"><text:a xlink:type="simple" xlink:href="#_Toc440016151" office:target-frame-name="_top" xlink:show="replace" text:style-name="Internet_20_link" text:visited-style-name="Visited_20_Internet_20_Link"><text:span text:style-name="Hyperlink">Test Risks / Issues</text:span></text:a><text:a xlink:type="simple" xlink:href="#_Toc440016151" office:target-frame-name="_top" xlink:show="replace" text:style-name="Internet_20_link" text:visited-style-name="Visited_20_Internet_20_Link"><text:tab/>6</text:a></text:p>
          <text:p text:style-name="P5"><text:a xlink:type="simple" xlink:href="#_Toc440016152" office:target-frame-name="_top" xlink:show="replace" text:style-name="Internet_20_link" text:visited-style-name="Visited_20_Internet_20_Link"><text:span text:style-name="Hyperlink">Items to be Tested / Not Tested</text:span></text:a><text:a xlink:type="simple" xlink:href="#_Toc440016152" office:target-frame-name="_top" xlink:show="replace" text:style-name="Internet_20_link" text:visited-style-name="Visited_20_Internet_20_Link"><text:tab/>6</text:a></text:p>
          <text:p text:style-name="P5"><text:a xlink:type="simple" xlink:href="#_Toc440016153" office:target-frame-name="_top" xlink:show="replace" text:style-name="Internet_20_link" text:visited-style-name="Visited_20_Internet_20_Link"><text:span text:style-name="Hyperlink">Test Approach(s)</text:span></text:a><text:a xlink:type="simple" xlink:href="#_Toc440016153" office:target-frame-name="_top" xlink:show="replace" text:style-name="Internet_20_link" text:visited-style-name="Visited_20_Internet_20_Link"><text:tab/>6</text:a></text:p>
          <text:p text:style-name="P5"><text:a xlink:type="simple" xlink:href="#_Toc440016154" office:target-frame-name="_top" xlink:show="replace" text:style-name="Internet_20_link" text:visited-style-name="Visited_20_Internet_20_Link"><text:span text:style-name="Hyperlink">Test Regulatory / Mandate Criteria</text:span></text:a><text:a xlink:type="simple" xlink:href="#_Toc440016154" office:target-frame-name="_top" xlink:show="replace" text:style-name="Internet_20_link" text:visited-style-name="Visited_20_Internet_20_Link"><text:tab/>6</text:a></text:p>
          <text:p text:style-name="P5"><text:a xlink:type="simple" xlink:href="#_Toc440016155" office:target-frame-name="_top" xlink:show="replace" text:style-name="Internet_20_link" text:visited-style-name="Visited_20_Internet_20_Link"><text:span text:style-name="Hyperlink">Test Pass / Fail Criteria</text:span></text:a><text:a xlink:type="simple" xlink:href="#_Toc440016155" office:target-frame-name="_top" xlink:show="replace" text:style-name="Internet_20_link" text:visited-style-name="Visited_20_Internet_20_Link"><text:tab/>6</text:a></text:p>
          <text:p text:style-name="P5"><text:a xlink:type="simple" xlink:href="#_Toc440016156" office:target-frame-name="_top" xlink:show="replace" text:style-name="Internet_20_link" text:visited-style-name="Visited_20_Internet_20_Link"><text:span text:style-name="Hyperlink">Test Entry / Exit Criteria</text:span></text:a><text:a xlink:type="simple" xlink:href="#_Toc440016156" office:target-frame-name="_top" xlink:show="replace" text:style-name="Internet_20_link" text:visited-style-name="Visited_20_Internet_20_Link"><text:tab/>6</text:a></text:p>
          <text:p text:style-name="P5"><text:a xlink:type="simple" xlink:href="#_Toc440016157" office:target-frame-name="_top" xlink:show="replace" text:style-name="Internet_20_link" text:visited-style-name="Visited_20_Internet_20_Link"><text:span text:style-name="Hyperlink">Test Deliverables</text:span></text:a><text:a xlink:type="simple" xlink:href="#_Toc440016157" office:target-frame-name="_top" xlink:show="replace" text:style-name="Internet_20_link" text:visited-style-name="Visited_20_Internet_20_Link"><text:tab/>6</text:a></text:p>
          <text:p text:style-name="P5"><text:a xlink:type="simple" xlink:href="#_Toc440016158" office:target-frame-name="_top" xlink:show="replace" text:style-name="Internet_20_link" text:visited-style-name="Visited_20_Internet_20_Link"><text:span text:style-name="Hyperlink">Test Suspension / Resumption Criteria</text:span></text:a><text:a xlink:type="simple" xlink:href="#_Toc440016158" office:target-frame-name="_top" xlink:show="replace" text:style-name="Internet_20_link" text:visited-style-name="Visited_20_Internet_20_Link"><text:tab/>6</text:a></text:p>
          <text:p text:style-name="P5"><text:a xlink:type="simple" xlink:href="#_Toc440016159" office:target-frame-name="_top" xlink:show="replace" text:style-name="Internet_20_link" text:visited-style-name="Visited_20_Internet_20_Link"><text:span text:style-name="Hyperlink">Test Environmental / Staffing / Training Needs</text:span></text:a><text:a xlink:type="simple" xlink:href="#_Toc440016159" office:target-frame-name="_top" xlink:show="replace" text:style-name="Internet_20_link" text:visited-style-name="Visited_20_Internet_20_Link"><text:tab/>6</text:a></text:p>
          <text:p text:style-name="P4"><text:a xlink:type="simple" xlink:href="#_Toc440016160" office:target-frame-name="_top" xlink:show="replace" text:style-name="Internet_20_link" text:visited-style-name="Visited_20_Internet_20_Link"><text:span text:style-name="Hyperlink">User Acceptance Testing</text:span></text:a><text:a xlink:type="simple" xlink:href="#_Toc440016160" office:target-frame-name="_top" xlink:show="replace" text:style-name="Internet_20_link" text:visited-style-name="Visited_20_Internet_20_Link"><text:tab/>7</text:a></text:p>
          <text:p text:style-name="P5"><text:a xlink:type="simple" xlink:href="#_Toc440016161" office:target-frame-name="_top" xlink:show="replace" text:style-name="Internet_20_link" text:visited-style-name="Visited_20_Internet_20_Link"><text:span text:style-name="Hyperlink">Test Risks / Issues</text:span></text:a><text:a xlink:type="simple" xlink:href="#_Toc440016161" office:target-frame-name="_top" xlink:show="replace" text:style-name="Internet_20_link" text:visited-style-name="Visited_20_Internet_20_Link"><text:tab/>7</text:a></text:p>
          <text:p text:style-name="P5"><text:a xlink:type="simple" xlink:href="#_Toc440016162" office:target-frame-name="_top" xlink:show="replace" text:style-name="Internet_20_link" text:visited-style-name="Visited_20_Internet_20_Link"><text:span text:style-name="Hyperlink">Items to be Tested / Not Tested</text:span></text:a><text:a xlink:type="simple" xlink:href="#_Toc440016162" office:target-frame-name="_top" xlink:show="replace" text:style-name="Internet_20_link" text:visited-style-name="Visited_20_Internet_20_Link"><text:tab/>7</text:a></text:p>
          <text:p text:style-name="P5"><text:a xlink:type="simple" xlink:href="#_Toc440016163" office:target-frame-name="_top" xlink:show="replace" text:style-name="Internet_20_link" text:visited-style-name="Visited_20_Internet_20_Link"><text:span text:style-name="Hyperlink">Test Approach(s)</text:span></text:a><text:a xlink:type="simple" xlink:href="#_Toc440016163" office:target-frame-name="_top" xlink:show="replace" text:style-name="Internet_20_link" text:visited-style-name="Visited_20_Internet_20_Link"><text:tab/>7</text:a></text:p>
          <text:p text:style-name="P5"><text:a xlink:type="simple" xlink:href="#_Toc440016164" office:target-frame-name="_top" xlink:show="replace" text:style-name="Internet_20_link" text:visited-style-name="Visited_20_Internet_20_Link"><text:span text:style-name="Hyperlink">Test Regulatory / Mandate Criteria</text:span></text:a><text:a xlink:type="simple" xlink:href="#_Toc440016164" office:target-frame-name="_top" xlink:show="replace" text:style-name="Internet_20_link" text:visited-style-name="Visited_20_Internet_20_Link"><text:tab/>7</text:a></text:p>
          <text:p text:style-name="P5"><text:a xlink:type="simple" xlink:href="#_Toc440016165" office:target-frame-name="_top" xlink:show="replace" text:style-name="Internet_20_link" text:visited-style-name="Visited_20_Internet_20_Link"><text:span text:style-name="Hyperlink">Test Pass / Fail Criteria</text:span></text:a><text:a xlink:type="simple" xlink:href="#_Toc440016165" office:target-frame-name="_top" xlink:show="replace" text:style-name="Internet_20_link" text:visited-style-name="Visited_20_Internet_20_Link"><text:tab/>7</text:a></text:p>
          <text:p text:style-name="P5"><text:soft-page-break/><text:a xlink:type="simple" xlink:href="#_Toc440016166" office:target-frame-name="_top" xlink:show="replace" text:style-name="Internet_20_link" text:visited-style-name="Visited_20_Internet_20_Link"><text:span text:style-name="Hyperlink">Test Entry / Exit Criteria</text:span></text:a><text:a xlink:type="simple" xlink:href="#_Toc440016166" office:target-frame-name="_top" xlink:show="replace" text:style-name="Internet_20_link" text:visited-style-name="Visited_20_Internet_20_Link"><text:tab/>7</text:a></text:p>
          <text:p text:style-name="P5"><text:a xlink:type="simple" xlink:href="#_Toc440016167" office:target-frame-name="_top" xlink:show="replace" text:style-name="Internet_20_link" text:visited-style-name="Visited_20_Internet_20_Link"><text:span text:style-name="Hyperlink">Test Deliverables</text:span></text:a><text:a xlink:type="simple" xlink:href="#_Toc440016167" office:target-frame-name="_top" xlink:show="replace" text:style-name="Internet_20_link" text:visited-style-name="Visited_20_Internet_20_Link"><text:tab/>7</text:a></text:p>
          <text:p text:style-name="P5"><text:a xlink:type="simple" xlink:href="#_Toc440016168" office:target-frame-name="_top" xlink:show="replace" text:style-name="Internet_20_link" text:visited-style-name="Visited_20_Internet_20_Link"><text:span text:style-name="Hyperlink">Test Suspension / Resumption Criteria</text:span></text:a><text:a xlink:type="simple" xlink:href="#_Toc440016168" office:target-frame-name="_top" xlink:show="replace" text:style-name="Internet_20_link" text:visited-style-name="Visited_20_Internet_20_Link"><text:tab/>7</text:a></text:p>
          <text:p text:style-name="P5"><text:a xlink:type="simple" xlink:href="#_Toc440016169" office:target-frame-name="_top" xlink:show="replace" text:style-name="Internet_20_link" text:visited-style-name="Visited_20_Internet_20_Link"><text:span text:style-name="Hyperlink">Test Environmental / Staffing / Training Needs</text:span></text:a><text:a xlink:type="simple" xlink:href="#_Toc440016169" office:target-frame-name="_top" xlink:show="replace" text:style-name="Internet_20_link" text:visited-style-name="Visited_20_Internet_20_Link"><text:tab/>7</text:a></text:p>
          <text:p text:style-name="P4"><text:a xlink:type="simple" xlink:href="#_Toc440016170" office:target-frame-name="_top" xlink:show="replace" text:style-name="Internet_20_link" text:visited-style-name="Visited_20_Internet_20_Link"><text:span text:style-name="Hyperlink">Conclusion</text:span></text:a><text:a xlink:type="simple" xlink:href="#_Toc440016170" office:target-frame-name="_top" xlink:show="replace" text:style-name="Internet_20_link" text:visited-style-name="Visited_20_Internet_20_Link"><text:tab/>8</text:a></text:p>
        </text:index-body>
      </text:table-of-content>
      <text:p text:style-name="Normal"><text:bookmark-start text:name="_Toc438471018"/></text:p>
      <text:h text:style-name="Heading_20_1" text:outline-level="1"><text:bookmark-start text:name="_Toc440016137"/><text:bookmark-start text:name="_Toc439948480"/>VERSION HISTORY<text:bookmark-end text:name="_Toc440016137"/><text:bookmark-end text:name="_Toc439948480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6">Version<text:line-break/>#</text:p>
          </table:table-cell>
          <table:table-cell table:style-name="Table1.A1" office:value-type="string">
            <text:p text:style-name="P6">Implemented</text:p>
            <text:p text:style-name="P6">By</text:p>
          </table:table-cell>
          <table:table-cell table:style-name="Table1.A1" office:value-type="string">
            <text:p text:style-name="P6">Revision</text:p>
            <text:p text:style-name="P6">Date</text:p>
          </table:table-cell>
          <table:table-cell table:style-name="Table1.A1" office:value-type="string">
            <text:p text:style-name="P6">Approved</text:p>
            <text:p text:style-name="P6">By</text:p>
          </table:table-cell>
          <table:table-cell table:style-name="Table1.A1" office:value-type="string">
            <text:p text:style-name="P6">Approval</text:p>
            <text:p text:style-name="P6">Date</text:p>
          </table:table-cell>
          <table:table-cell table:style-name="Table1.A1" office:value-type="string">
            <text:p text:style-name="P6">Reason</text:p>
          </table:table-cell>
        </table:table-row>
        <table:table-row>
          <table:table-cell table:style-name="Table1.A2" office:value-type="string">
            <text:p text:style-name="P8">1.0</text:p>
          </table:table-cell>
          <table:table-cell table:style-name="Table1.A2" office:value-type="string">
            <text:p text:style-name="P7">Ciarán Maher</text:p>
          </table:table-cell>
          <table:table-cell table:style-name="Table1.A2" office:value-type="string">
            <text:p text:style-name="P7">05/Jan/2016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text"><text:span text:style-name="Default_20_Paragraph_20_Font"><text:span text:style-name="T3"><text:title/></text:span></text:span><text:span text:style-name="Default_20_Paragraph_20_Font"><text:span text:style-name="T3"> first draft</text:span>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</table:table-row>
      </table:table>
      <text:p text:style-name="P9"><text:span text:style-name="Default_20_Paragraph_20_Font"><text:span text:style-name="T4">UP Template Version:</text:span></text:span><text:span text:style-name="Default_20_Paragraph_20_Font"><text:span text:style-name="T5"> 12/31/07</text:span></text:span></text:p>
      <text:p text:style-name="Normal"/>
      <text:p text:style-name="P2"/>
      <text:h text:style-name="Heading_20_1" text:outline-level="1"><text:bookmark-start text:name="_Toc440016138"/><text:bookmark-start text:name="_Toc439948481"/><text:bookmark-start text:name="_Toc439684268"/>Introduction<text:bookmark-end text:name="_Toc438471018"/><text:bookmark-end text:name="_Toc440016138"/><text:bookmark-end text:name="_Toc439948481"/><text:bookmark-end text:name="_Toc439684268"/></text:h>
      <text:h text:style-name="Heading_20_2" text:outline-level="2"><text:bookmark-start text:name="_Toc185241595"/><text:bookmark-start text:name="_Toc440016139"/><text:bookmark-start text:name="_Toc439948482"/><text:bookmark-start text:name="_Toc185241524"/><text:bookmark-start text:name="_Toc494193640"/><text:bookmark-start text:name="_Toc456600918"/><text:bookmark-start text:name="_Toc456598587"/>P<text:bookmark-end text:name="_Toc494193640"/><text:bookmark-end text:name="_Toc456600918"/><text:bookmark-end text:name="_Toc456598587"/>urpose of the <text:title/> Document<text:bookmark-end text:name="_Toc440016139"/><text:bookmark-end text:name="_Toc439948482"/><text:bookmark-end text:name="_Toc185241524"/></text:h>
      <text:p text:style-name="No_20_Spacing"><text:bookmark text:name="docs-internal-guid-47bea040-79bc-d859-5938-a43b18cbe510"/>The purpose of this test plan document is to outline a test strategy for the application in development. Please also see test log and associated test case document for types of test data, known inputs and expected outputs. </text:p>
      <text:p text:style-name="No_20_Spacing"/>
      <text:p text:style-name="No_20_Spacing"><text:line-break/></text:p>
      <text:h text:style-name="P12" text:outline-level="1"><text:bookmark-start text:name="_Toc440016140"/><text:bookmark-start text:name="_Toc439948483"/>System Testing<text:bookmark-end text:name="_Toc185241595"/><text:bookmark-end text:name="_Toc440016140"/><text:bookmark-end text:name="_Toc439948483"/></text:h>
      <text:h text:style-name="Heading_20_2" text:outline-level="2"><text:bookmark-start text:name="_Toc440016141"/><text:bookmark-start text:name="_Toc439948484"/><text:bookmark-start text:name="_Toc185241596"/>Test Risks / Issues<text:bookmark-end text:name="_Toc440016141"/><text:bookmark-end text:name="_Toc439948484"/><text:bookmark-end text:name="_Toc185241596"/><text:bookmark-start text:name="_Toc439948485"/><text:bookmark-start text:name="_Toc185241597"/></text:h>
      <text:p text:style-name="No_20_Spacing">N/A</text:p>
      <text:h text:style-name="Heading_20_2" text:outline-level="2"><text:bookmark-start text:name="_Toc440016142"/>Items to be Tested / Not Tested<text:bookmark-end text:name="_Toc439948485"/><text:bookmark-end text:name="_Toc185241597"/><text:bookmark-end text:name="_Toc44001614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ID</text:p>
          </table:table-cell>
          <table:table-cell table:style-name="Table2.B1" office:value-type="string">
            <text:p text:style-name="P10">Item to Test</text:p>
          </table:table-cell>
          <table:table-cell table:style-name="Table2.B1" office:value-type="string">
            <text:p text:style-name="P10">Test Description</text:p>
          </table:table-cell>
          <table:table-cell table:style-name="Table2.B1" office:value-type="string">
            <text:p text:style-name="P10">Test Date</text:p>
          </table:table-cell>
          <table:table-cell table:style-name="Table2.B1" office:value-type="string">
            <text:p text:style-name="P10">Responsibility</text:p>
          </table:table-cell>
        </table:table-row>
        <table:table-row table:style-name="Table2.2">
          <table:table-cell table:style-name="Table2.A2" office:value-type="string">
            <text:p text:style-name="Normal">1.1</text:p>
          </table:table-cell>
          <table:table-cell table:style-name="Table2.B2" office:value-type="string">
            <text:p text:style-name="Normal">Test Menu system works </text:p>
          </table:table-cell>
          <table:table-cell table:style-name="Table2.B2" office:value-type="string">
            <text:p text:style-name="P11">Test each menu button for correct functionality.</text:p>
          </table:table-cell>
          <table:table-cell table:style-name="Table2.B2" office:value-type="string">
            <text:p text:style-name="No_20_Spacing">11/Jan/2016</text:p>
          </table:table-cell>
          <table:table-cell table:style-name="Table2.B2" office:value-type="string">
            <text:p text:style-name="No_20_Spacing">CM</text:p>
          </table:table-cell>
        </table:table-row>
        <table:table-row>
          <table:table-cell table:style-name="Table2.A2" office:value-type="string">
            <text:p text:style-name="Normal">1.2</text:p>
          </table:table-cell>
          <table:table-cell table:style-name="Table2.B2" office:value-type="string">
            <text:p text:style-name="Normal">Test system is easy to use<text:line-break/>Test that little/no training is required</text:p>
          </table:table-cell>
          <table:table-cell table:style-name="Table2.B2" office:value-type="string">
            <text:p text:style-name="P11">An external tester, with no knowledge of the system, should be requested to perform several simple tasks.</text:p>
          </table:table-cell>
          <table:table-cell table:style-name="Table2.B2" office:value-type="string">
            <text:p text:style-name="No_20_Spacing">11/Jan/2016</text:p>
          </table:table-cell>
          <table:table-cell table:style-name="Table2.B2" office:value-type="string">
            <text:p text:style-name="No_20_Spacing">External Tester</text:p>
          </table:table-cell>
        </table:table-row>
      </table:table>
      <text:h text:style-name="Heading_20_2" text:outline-level="2"><text:bookmark-start text:name="_Toc440016143"/><text:bookmark-start text:name="_Toc439948486"/><text:bookmark-start text:name="_Toc185241598"/>Test Approach(s)<text:bookmark-end text:name="_Toc440016143"/><text:bookmark-end text:name="_Toc439948486"/><text:bookmark-end text:name="_Toc185241598"/></text:h>
      <text:list xml:id="list4781297098717702080" text:style-name="L1">
        <text:list-item>
          <text:list>
            <text:list-item>
              <text:p text:style-name="P16">Requires a tester that is familiar with the design/requirements for the project. Ensuring that all interface elements function correctly and perform as expected.</text:p>
            </text:list-item>
            <text:list-item>
              <text:p text:style-name="P16">Requires an external test that is unfamiliar with the design/requirements for the project. Ideally, the test should have limited IT skills, to reflect the IT skills of the average user.</text:p>
            </text:list-item>
          </text:list>
        </text:list-item>
      </text:list>
      <text:h text:style-name="Heading_20_2" text:outline-level="2"><text:bookmark-start text:name="_Toc440016144"/><text:bookmark-start text:name="_Toc439948487"/><text:bookmark-start text:name="_Toc185241599"/>Test Regulatory / Mandate Criteria<text:bookmark-end text:name="_Toc440016144"/><text:bookmark-end text:name="_Toc439948487"/><text:bookmark-end text:name="_Toc185241599"/></text:h>
      <text:p text:style-name="Normal">N/A</text:p>
      <text:h text:style-name="Heading_20_2" text:outline-level="2"><text:bookmark-start text:name="_Toc440016145"/><text:bookmark-start text:name="_Toc439948488"/><text:bookmark-start text:name="_Toc185241600"/>Test Pass / Fail Criteria<text:bookmark-end text:name="_Toc440016145"/><text:bookmark-end text:name="_Toc439948488"/><text:bookmark-end text:name="_Toc185241600"/></text:h>
      <text:list xml:id="list5633501446563668233" text:style-name="L2">
        <text:list-item>
          <text:list>
            <text:list-item>
              <text:p text:style-name="P17">Required functionality is not present. </text:p>
            </text:list-item>
            <text:list-item>
              <text:p text:style-name="P17">Unskilled user takes too long to complete the test case.</text:p>
            </text:list-item>
          </text:list>
        </text:list-item>
      </text:list>
      <text:h text:style-name="Heading_20_2" text:outline-level="2"><text:bookmark-start text:name="_Toc440016146"/><text:bookmark-start text:name="_Toc439948489"/><text:bookmark-start text:name="_Toc185241601"/>Test Entry / Exit Criteria<text:bookmark-end text:name="_Toc440016146"/><text:bookmark-end text:name="_Toc439948489"/><text:bookmark-end text:name="_Toc185241601"/></text:h>
      <text:list xml:id="list4426191776085251560" text:style-name="L3">
        <text:list-item>
          <text:list>
            <text:list-item>
              <text:p text:style-name="P18">Revert to fresh copy of the DB</text:p>
            </text:list-item>
            <text:list-item>
              <text:p text:style-name="P18">Revert to fresh copy of the DB</text:p>
            </text:list-item>
          </text:list>
        </text:list-item>
      </text:list>
      <text:h text:style-name="Heading_20_2" text:outline-level="2"><text:bookmark-start text:name="_Toc440016147"/><text:bookmark-start text:name="_Toc439948490"/><text:bookmark-start text:name="_Toc185241602"/>Test Deliverables<text:bookmark-end text:name="_Toc440016147"/><text:bookmark-end text:name="_Toc439948490"/><text:bookmark-end text:name="_Toc185241602"/></text:h>
      <text:p text:style-name="Normal">System Testing Test log<text:line-break/>System Testing Test Data</text:p>
      <text:h text:style-name="Heading_20_2" text:outline-level="2"><text:bookmark-start text:name="_Toc440016148"/><text:bookmark-start text:name="_Toc439948491"/><text:bookmark-start text:name="_Toc185241603"/>Test Suspension / Resumption Criteria<text:bookmark-end text:name="_Toc440016148"/><text:bookmark-end text:name="_Toc439948491"/><text:bookmark-end text:name="_Toc185241603"/></text:h>
      <text:p text:style-name="No_20_Spacing">Test should be suspended if any errors or unintended functionality is discovered.</text:p>
      <text:h text:style-name="Heading_20_2" text:outline-level="2"><text:bookmark-start text:name="_Toc440016149"/><text:bookmark-start text:name="_Toc439948492"/><text:bookmark-start text:name="_Toc185241604"/>Test Environmental / Staffing / Training Needs<text:bookmark-end text:name="_Toc440016149"/><text:bookmark-end text:name="_Toc439948492"/><text:bookmark-end text:name="_Toc185241604"/></text:h>
      <text:p text:style-name="No_20_Spacing"><text:bookmark-start text:name="_Toc185241605"/>N/a</text:p>
      <text:h text:style-name="P12" text:outline-level="1"><text:bookmark-start text:name="_Toc440016150"/><text:bookmark-start text:name="_Toc439948493"/>Unit Testing<text:bookmark-end text:name="_Toc185241605"/><text:bookmark-end text:name="_Toc440016150"/><text:bookmark-end text:name="_Toc439948493"/></text:h>
      <text:h text:style-name="Heading_20_2" text:outline-level="2"><text:bookmark-start text:name="_Toc440016151"/><text:bookmark-start text:name="_Toc439948494"/><text:bookmark-start text:name="_Toc185241606"/>Test Risks / Issues<text:bookmark-end text:name="_Toc440016151"/><text:bookmark-end text:name="_Toc439948494"/><text:bookmark-end text:name="_Toc185241606"/></text:h>
      <text:p text:style-name="No_20_Spacing">N/a</text:p>
      <text:h text:style-name="Heading_20_2" text:outline-level="2"><text:bookmark-start text:name="_Toc440016152"/><text:bookmark-start text:name="_Toc439948495"/><text:bookmark-start text:name="_Toc185241607"/>Items to be Tested / Not Tested<text:bookmark-end text:name="_Toc440016152"/><text:bookmark-end text:name="_Toc439948495"/><text:bookmark-end text:name="_Toc185241607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ID</text:p>
          </table:table-cell>
          <table:table-cell table:style-name="Table3.B1" office:value-type="string">
            <text:p text:style-name="P10">Item to Test</text:p>
          </table:table-cell>
          <table:table-cell table:style-name="Table3.B1" office:value-type="string">
            <text:p text:style-name="P10">Test Description</text:p>
          </table:table-cell>
          <table:table-cell table:style-name="Table3.B1" office:value-type="string">
            <text:p text:style-name="P10">Test Date</text:p>
          </table:table-cell>
          <table:table-cell table:style-name="Table3.B1" office:value-type="string">
            <text:p text:style-name="P10">Responsibility</text:p>
          </table:table-cell>
        </table:table-row>
        <table:table-row table:style-name="Table3.2">
          <table:table-cell table:style-name="Table3.A2" office:value-type="string">
            <text:p text:style-name="Normal">1.1</text:p>
          </table:table-cell>
          <table:table-cell table:style-name="Table3.B2" office:value-type="string">
            <text:p text:style-name="Normal">Test form recording Rentals</text:p>
          </table:table-cell>
          <table:table-cell table:style-name="Table3.B2" office:value-type="string">
            <text:p text:style-name="P11">Set an existing DVD to “rented”</text:p>
          </table:table-cell>
          <table:table-cell table:style-name="Table3.B2" office:value-type="string">
            <text:p text:style-name="No_20_Spacing">11/Jan/2016</text:p>
          </table:table-cell>
          <table:table-cell table:style-name="Table3.B2" office:value-type="string">
            <text:p text:style-name="No_20_Spacing">CM</text:p>
          </table:table-cell>
        </table:table-row>
        <table:table-row>
          <table:table-cell table:style-name="Table3.A2" office:value-type="string">
            <text:p text:style-name="Normal">1.2</text:p>
          </table:table-cell>
          <table:table-cell table:style-name="Table3.B2" office:value-type="string">
            <text:p text:style-name="Normal">Test form recording returns</text:p>
          </table:table-cell>
          <table:table-cell table:style-name="Table3.B2" office:value-type="string">
            <text:p text:style-name="P11">Set an existing DVD to “returned”</text:p>
          </table:table-cell>
          <table:table-cell table:style-name="Table3.B2" office:value-type="string">
            <text:p text:style-name="No_20_Spacing">11/Jan/2016</text:p>
          </table:table-cell>
          <table:table-cell table:style-name="Table3.B2" office:value-type="string">
            <text:p text:style-name="No_20_Spacing">CM</text:p>
          </table:table-cell>
        </table:table-row>
        <table:table-row>
          <table:table-cell table:style-name="Table3.A2" office:value-type="string">
            <text:p text:style-name="Normal">1.3</text:p>
          </table:table-cell>
          <table:table-cell table:style-name="Table3.B2" office:value-type="string">
            <text:p text:style-name="Normal">Test form to add DVDs</text:p>
          </table:table-cell>
          <table:table-cell table:style-name="Table3.B2" office:value-type="string">
            <text:p text:style-name="P11">Add a new DVD movie to DVDDB</text:p>
          </table:table-cell>
          <table:table-cell table:style-name="Table3.B2" office:value-type="string">
            <text:p text:style-name="No_20_Spacing">11/Jan/2016</text:p>
          </table:table-cell>
          <table:table-cell table:style-name="Table3.B2" office:value-type="string">
            <text:p text:style-name="No_20_Spacing">CM</text:p>
          </table:table-cell>
        </table:table-row>
        <table:table-row>
          <table:table-cell table:style-name="Table3.A2" office:value-type="string">
            <text:p text:style-name="Normal">1.4</text:p>
          </table:table-cell>
          <table:table-cell table:style-name="Table3.B2" office:value-type="string">
            <text:p text:style-name="Normal">Test form to update customers</text:p>
          </table:table-cell>
          <table:table-cell table:style-name="Table3.B2" office:value-type="string">
            <text:p text:style-name="P11">Update the new customer’s information</text:p>
          </table:table-cell>
          <table:table-cell table:style-name="Table3.B2" office:value-type="string">
            <text:p text:style-name="No_20_Spacing">11/Jan/2016</text:p>
          </table:table-cell>
          <table:table-cell table:style-name="Table3.B2" office:value-type="string">
            <text:p text:style-name="No_20_Spacing">CM</text:p>
          </table:table-cell>
        </table:table-row>
        <table:table-row>
          <table:table-cell table:style-name="Table3.A2" office:value-type="string">
            <text:p text:style-name="Normal">1.5</text:p>
          </table:table-cell>
          <table:table-cell table:style-name="Table3.B2" office:value-type="string">
            <text:p text:style-name="Normal">Test form to Add customers</text:p>
          </table:table-cell>
          <table:table-cell table:style-name="Table3.B2" office:value-type="string">
            <text:p text:style-name="P11">Add a new customer to the CustomerDB</text:p>
          </table:table-cell>
          <table:table-cell table:style-name="Table3.B2" office:value-type="string">
            <text:p text:style-name="No_20_Spacing">11/Jan/2016</text:p>
          </table:table-cell>
          <table:table-cell table:style-name="Table3.B2" office:value-type="string">
            <text:p text:style-name="No_20_Spacing">CM</text:p>
          </table:table-cell>
        </table:table-row>
        <table:table-row>
          <table:table-cell table:style-name="Table3.A2" office:value-type="string">
            <text:p text:style-name="Normal">1.6</text:p>
          </table:table-cell>
          <table:table-cell table:style-name="Table3.B2" office:value-type="string">
            <text:p text:style-name="Normal">Test ad-hoc List of Current Rentals</text:p>
          </table:table-cell>
          <table:table-cell table:style-name="Table3.B2" office:value-type="string">
            <text:p text:style-name="P11">Confirm DVDs on loan are displayed in the “Not Returned” form</text:p>
          </table:table-cell>
          <table:table-cell table:style-name="Table3.B2" office:value-type="string">
            <text:p text:style-name="No_20_Spacing">11/Jan/2016</text:p>
          </table:table-cell>
          <table:table-cell table:style-name="Table3.B2" office:value-type="string">
            <text:p text:style-name="No_20_Spacing">CM</text:p>
          </table:table-cell>
        </table:table-row>
        <table:table-row>
          <table:table-cell table:style-name="Table3.A2" office:value-type="string">
            <text:p text:style-name="Normal">1.7</text:p>
          </table:table-cell>
          <table:table-cell table:style-name="Table3.B2" office:value-type="string">
            <text:p text:style-name="Normal">Test List of current by genre</text:p>
          </table:table-cell>
          <table:table-cell table:style-name="Table3.B2" office:value-type="string">
            <text:p text:style-name="No_20_Spacing"><text:span text:style-name="Default_20_Paragraph_20_Font"><text:span text:style-name="T6">Confirm the list of DVDs “Rentals by Ge</text:span></text:span><text:span text:style-name="Default_20_Paragraph_20_Font"><text:span text:style-name="T6">n</text:span></text:span><text:span text:style-name="Default_20_Paragraph_20_Font"><text:span text:style-name="T6">re” is working</text:span></text:span></text:p>
          </table:table-cell>
          <table:table-cell table:style-name="Table3.B2" office:value-type="string">
            <text:p text:style-name="No_20_Spacing">11/Jan/2016</text:p>
          </table:table-cell>
          <table:table-cell table:style-name="Table3.B2" office:value-type="string">
            <text:p text:style-name="No_20_Spacing">CM</text:p>
          </table:table-cell>
        </table:table-row>
      </table:table>
      <text:h text:style-name="Heading_20_2" text:outline-level="2"><text:bookmark-start text:name="_Toc440016153"/><text:bookmark-start text:name="_Toc439948496"/><text:bookmark-start text:name="_Toc185241608"/>Test Approach(s)<text:bookmark-end text:name="_Toc440016153"/><text:bookmark-end text:name="_Toc439948496"/><text:bookmark-end text:name="_Toc185241608"/></text:h>
      <text:list xml:id="list4082229945764348525" text:style-name="L4">
        <text:list-item>
          <text:list>
            <text:list-item>
              <text:p text:style-name="P1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_20_2" text:outline-level="2"><text:bookmark-start text:name="_Toc440016154"/><text:bookmark-start text:name="_Toc439948497"/><text:bookmark-start text:name="_Toc185241609"/>Test Regulatory / Mandate Criteria<text:bookmark-end text:name="_Toc440016154"/><text:bookmark-end text:name="_Toc439948497"/><text:bookmark-end text:name="_Toc185241609"/></text:h>
      <text:p text:style-name="No_20_Spacing">N/A</text:p>
      <text:h text:style-name="Heading_20_2" text:outline-level="2"><text:bookmark-start text:name="_Toc440016155"/><text:bookmark-start text:name="_Toc439948498"/><text:bookmark-start text:name="_Toc185241610"/>Test Pass / Fail Criteria<text:bookmark-end text:name="_Toc440016155"/><text:bookmark-end text:name="_Toc439948498"/><text:bookmark-end text:name="_Toc185241610"/></text:h>
      <text:list xml:id="list3980516260713884836" text:style-name="L5">
        <text:list-item>
          <text:list>
            <text:list-item>
              <text:p text:style-name="P19">Required functionality is not present or change is not reflected in the “Rentals Table”.</text:p>
            </text:list-item>
            <text:list-item>
              <text:p text:style-name="P19">Required functionality is not present or change is not reflected in the “Rentals Table”.</text:p>
            </text:list-item>
            <text:list-item>
              <text:p text:style-name="P19">Required functionality is not present or change is not reflected in the “DVD Table”.</text:p>
            </text:list-item>
            <text:list-item>
              <text:p text:style-name="P19">Required functionality is not present or change is not reflected in the “Customer Table”.</text:p>
            </text:list-item>
            <text:list-item>
              <text:p text:style-name="P19"><text:soft-page-break/>Required functionality is not present or change is not reflected in the “Customer Table”.</text:p>
            </text:list-item>
            <text:list-item>
              <text:p text:style-name="P19">Required functionality is not present or ad-hoc list of current rentals is not displayed.</text:p>
            </text:list-item>
            <text:list-item>
              <text:p text:style-name="P19">Required functionality is not present or list of current rentals sorted by genre is not displayed.</text:p>
            </text:list-item>
          </text:list>
        </text:list-item>
      </text:list>
      <text:h text:style-name="Heading_20_2" text:outline-level="2"><text:bookmark-start text:name="_Toc440016156"/><text:bookmark-start text:name="_Toc439948499"/><text:bookmark-start text:name="_Toc185241611"/>Test Entry / Exit Criteria<text:bookmark-end text:name="_Toc440016156"/><text:bookmark-end text:name="_Toc439948499"/><text:bookmark-end text:name="_Toc185241611"/></text:h>
      <text:list xml:id="list2472421459431724819" text:style-name="L6">
        <text:list-item>
          <text:list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</text:list>
        </text:list-item>
      </text:list>
      <text:h text:style-name="Heading_20_2" text:outline-level="2"><text:bookmark-start text:name="_Toc440016157"/><text:bookmark-start text:name="_Toc439948500"/><text:bookmark-start text:name="_Toc185241612"/>Test Deliverables<text:bookmark-end text:name="_Toc440016157"/><text:bookmark-end text:name="_Toc439948500"/><text:bookmark-end text:name="_Toc185241612"/></text:h>
      <text:p text:style-name="Normal">System Testing Test log<text:line-break/>System Testing Test Data</text:p>
      <text:h text:style-name="Heading_20_2" text:outline-level="2"><text:bookmark-start text:name="_Toc440016158"/><text:bookmark-start text:name="_Toc439948501"/><text:bookmark-start text:name="_Toc185241613"/>Test Suspension / Resumption Criteria<text:bookmark-end text:name="_Toc440016158"/><text:bookmark-end text:name="_Toc439948501"/><text:bookmark-end text:name="_Toc185241613"/></text:h>
      <text:p text:style-name="No_20_Spacing">Test should be suspended if any errors or unintended functionality is discovered.</text:p>
      <text:h text:style-name="Heading_20_2" text:outline-level="2"><text:bookmark-start text:name="_Toc440016159"/><text:bookmark-start text:name="_Toc439948502"/><text:bookmark-start text:name="_Toc185241614"/>Test Environmental / Staffing / Training Needs<text:bookmark-end text:name="_Toc440016159"/><text:bookmark-end text:name="_Toc439948502"/><text:bookmark-end text:name="_Toc185241614"/></text:h>
      <text:p text:style-name="No_20_Spacing"><text:bookmark-start text:name="_Toc185241615"/>N/a</text:p>
      <text:p text:style-name="No_20_Spacing"/>
      <text:h text:style-name="P12" text:outline-level="1"><text:bookmark-start text:name="_Toc440016160"/><text:bookmark-start text:name="_Toc439948503"/>User Acceptance Testing<text:bookmark-end text:name="_Toc185241615"/><text:bookmark-end text:name="_Toc440016160"/><text:bookmark-end text:name="_Toc439948503"/></text:h>
      <text:h text:style-name="Heading_20_2" text:outline-level="2"><text:bookmark-start text:name="_Toc440016161"/><text:bookmark-start text:name="_Toc439948504"/><text:bookmark-start text:name="_Toc185241616"/>Test Risks / Issues<text:bookmark-end text:name="_Toc440016161"/><text:bookmark-end text:name="_Toc439948504"/><text:bookmark-end text:name="_Toc185241616"/></text:h>
      <text:p text:style-name="No_20_Spacing">N/a</text:p>
      <text:h text:style-name="Heading_20_2" text:outline-level="2"><text:bookmark-start text:name="_Toc440016162"/><text:bookmark-start text:name="_Toc439948505"/><text:bookmark-start text:name="_Toc185241617"/>Items to be Tested / Not Tested<text:bookmark-end text:name="_Toc440016162"/><text:bookmark-end text:name="_Toc439948505"/><text:bookmark-end text:name="_Toc185241617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Item to Test</text:p>
          </table:table-cell>
          <table:table-cell table:style-name="Table4.A1" office:value-type="string">
            <text:p text:style-name="P10">Test Description</text:p>
          </table:table-cell>
          <table:table-cell table:style-name="Table4.A1" office:value-type="string">
            <text:p text:style-name="P10">Test Date</text:p>
          </table:table-cell>
          <table:table-cell table:style-name="Table4.A1" office:value-type="string">
            <text:p text:style-name="P10">Responsibility</text:p>
          </table:table-cell>
        </table:table-row>
        <table:table-row table:style-name="Table4.2">
          <table:table-cell table:style-name="Table4.A2" office:value-type="string">
            <text:p text:style-name="Normal">1.1</text:p>
          </table:table-cell>
          <table:table-cell table:style-name="Table4.A2" office:value-type="string">
            <text:p text:style-name="Normal">Test form recording Rentals</text:p>
          </table:table-cell>
          <table:table-cell table:style-name="Table4.A2" office:value-type="string">
            <text:p text:style-name="P11">Set an existing DVD to “rented”</text:p>
          </table:table-cell>
          <table:table-cell table:style-name="Table4.A2" office:value-type="string">
            <text:p text:style-name="No_20_Spacing">11/Jan/2016</text:p>
          </table:table-cell>
        </table:table-row>
        <table:table-row table:style-name="Table4.3">
          <table:table-cell table:style-name="Table4.A2" office:value-type="string">
            <text:p text:style-name="Normal">1.2</text:p>
          </table:table-cell>
          <table:table-cell table:style-name="Table4.A2" office:value-type="string">
            <text:p text:style-name="Normal">Test form recording returns</text:p>
          </table:table-cell>
          <table:table-cell table:style-name="Table4.A2" office:value-type="string">
            <text:p text:style-name="P11">Set an existing DVD to “returned”</text:p>
          </table:table-cell>
          <table:table-cell table:style-name="Table4.A2" office:value-type="string">
            <text:p text:style-name="No_20_Spacing">11/Jan/2016</text:p>
          </table:table-cell>
        </table:table-row>
        <table:table-row table:style-name="Table4.4">
          <table:table-cell table:style-name="Table4.A2" office:value-type="string">
            <text:p text:style-name="Normal">1.3</text:p>
          </table:table-cell>
          <table:table-cell table:style-name="Table4.A2" office:value-type="string">
            <text:p text:style-name="Normal">Test form to add DVDs</text:p>
          </table:table-cell>
          <table:table-cell table:style-name="Table4.A2" office:value-type="string">
            <text:p text:style-name="P11">Add a new DVD movie to DVDDB</text:p>
          </table:table-cell>
          <table:table-cell table:style-name="Table4.A2" office:value-type="string">
            <text:p text:style-name="No_20_Spacing">11/Jan/2016</text:p>
          </table:table-cell>
        </table:table-row>
        <table:table-row table:style-name="Table4.5">
          <table:table-cell table:style-name="Table4.A5" office:value-type="string">
            <text:p text:style-name="Normal">1.4</text:p>
          </table:table-cell>
          <table:table-cell table:style-name="Table4.A5" office:value-type="string">
            <text:p text:style-name="Normal">Test form to update customers</text:p>
          </table:table-cell>
          <table:table-cell table:style-name="Table4.A5" office:value-type="string">
            <text:p text:style-name="P11">Update the new customer’s information</text:p>
          </table:table-cell>
          <table:table-cell table:style-name="Table4.A5" office:value-type="string">
            <text:p text:style-name="No_20_Spacing">11/Jan/2016</text:p>
          </table:table-cell>
        </table:table-row>
        <table:table-row table:style-name="Table4.6">
          <table:table-cell table:style-name="Table4.A5" office:value-type="string">
            <text:p text:style-name="Normal">1.5</text:p>
          </table:table-cell>
          <table:table-cell table:style-name="Table4.A5" office:value-type="string">
            <text:p text:style-name="Normal">Test form to Add customers</text:p>
          </table:table-cell>
          <table:table-cell table:style-name="Table4.A5" office:value-type="string">
            <text:p text:style-name="P11">Add a new customer to the CustomerDB</text:p>
          </table:table-cell>
          <table:table-cell table:style-name="Table4.A5" office:value-type="string">
            <text:p text:style-name="No_20_Spacing">11/Jan/2016</text:p>
          </table:table-cell>
        </table:table-row>
        <table:table-row>
          <table:table-cell table:style-name="Table4.A5" office:value-type="string">
            <text:p text:style-name="Normal">1.6</text:p>
          </table:table-cell>
          <table:table-cell table:style-name="Table4.A5" office:value-type="string">
            <text:p text:style-name="Normal">Test ad-hoc List of Current Rentals</text:p>
          </table:table-cell>
          <table:table-cell table:style-name="Table4.A5" office:value-type="string">
            <text:p text:style-name="P11">Confirm DVDs on loan are displayed in the “Not Returned” form</text:p>
          </table:table-cell>
          <table:table-cell table:style-name="Table4.A5" office:value-type="string">
            <text:p text:style-name="No_20_Spacing">11/Jan/2016</text:p>
          </table:table-cell>
        </table:table-row>
        <table:table-row>
          <table:table-cell table:style-name="Table4.A5" office:value-type="string">
            <text:p text:style-name="Normal">1.7</text:p>
          </table:table-cell>
          <table:table-cell table:style-name="Table4.A5" office:value-type="string">
            <text:p text:style-name="Normal">Test List of current by genre</text:p>
          </table:table-cell>
          <table:table-cell table:style-name="Table4.A5" office:value-type="string">
            <text:p text:style-name="No_20_Spacing"><text:span text:style-name="Default_20_Paragraph_20_Font"><text:span text:style-name="T6">Confirm the list of DVDs “Rentals by Genre” is working</text:span></text:span></text:p>
          </table:table-cell>
          <table:table-cell table:style-name="Table4.A5" office:value-type="string">
            <text:p text:style-name="No_20_Spacing">11/Jan/2016</text:p>
          </table:table-cell>
        </table:table-row>
      </table:table>
      <text:h text:style-name="Heading_20_2" text:outline-level="2"><text:bookmark-start text:name="_Toc440016163"/><text:bookmark-start text:name="_Toc439948506"/><text:bookmark-start text:name="_Toc185241618"/>Test Approach(s)<text:bookmark-end text:name="_Toc440016163"/><text:bookmark-end text:name="_Toc439948506"/><text:bookmark-end text:name="_Toc185241618"/></text:h>
      <text:list xml:id="list37437374" text:continue-list="list4082229945764348525" text:style-name="L4">
        <text:list-item>
          <text:list>
            <text:list-item text:start-value="1">
              <text:p text:style-name="P13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13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13"><text:soft-page-break/>Requires a tester that is un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_20_2" text:outline-level="2"><text:bookmark-start text:name="_Toc440016164"/><text:bookmark-start text:name="_Toc439948507"/><text:bookmark-start text:name="_Toc185241619"/>Test Regulatory / Mandate Criteria<text:bookmark-end text:name="_Toc440016164"/><text:bookmark-end text:name="_Toc439948507"/><text:bookmark-end text:name="_Toc185241619"/></text:h>
      <text:p text:style-name="No_20_Spacing">N/a</text:p>
      <text:h text:style-name="Heading_20_2" text:outline-level="2"><text:bookmark-start text:name="_Toc440016165"/><text:bookmark-start text:name="_Toc439948508"/><text:bookmark-start text:name="_Toc185241620"/>Test Pass / Fail Criteria<text:bookmark-end text:name="_Toc440016165"/><text:bookmark-end text:name="_Toc439948508"/><text:bookmark-end text:name="_Toc185241620"/></text:h>
      <text:list xml:id="list37423173" text:continue-list="list3980516260713884836" text:style-name="L5">
        <text:list-item>
          <text:list>
            <text:list-item text:start-value="1">
              <text:p text:style-name="P19">Required functionality is not present or too complex for the user to accomplish the task.</text:p>
            </text:list-item>
            <text:list-item>
              <text:p text:style-name="P19">Required functionality is not present or too complex for the user to accomplish the task.</text:p>
            </text:list-item>
            <text:list-item>
              <text:p text:style-name="P19">Required functionality is not present or too complex for the user to accomplish the task.</text:p>
            </text:list-item>
            <text:list-item>
              <text:p text:style-name="P19">Required functionality is not present or too complex for the user to accomplish the task.</text:p>
            </text:list-item>
            <text:list-item>
              <text:p text:style-name="P19">Required functionality is not present or too complex for the user to accomplish the task.</text:p>
            </text:list-item>
            <text:list-item>
              <text:p text:style-name="P19">Required functionality is not present or too complex for the user to accomplish the task.</text:p>
            </text:list-item>
            <text:list-item>
              <text:p text:style-name="P19">Required functionality is not present or too complex for the user to accomplish the task.</text:p>
            </text:list-item>
          </text:list>
        </text:list-item>
      </text:list>
      <text:h text:style-name="Heading_20_2" text:outline-level="2"><text:bookmark-start text:name="_Toc440016166"/><text:bookmark-start text:name="_Toc439948509"/><text:bookmark-start text:name="_Toc185241621"/>Test Entry / Exit Criteria<text:bookmark-end text:name="_Toc440016166"/><text:bookmark-end text:name="_Toc439948509"/><text:bookmark-end text:name="_Toc185241621"/></text:h>
      <text:list xml:id="list37434511" text:continue-list="list2472421459431724819" text:style-name="L6">
        <text:list-item>
          <text:list>
            <text:list-item text:start-value="1"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  <text:list-item>
              <text:p text:style-name="P20">Revert to fresh copy of the DB</text:p>
            </text:list-item>
          </text:list>
        </text:list-item>
      </text:list>
      <text:h text:style-name="Heading_20_2" text:outline-level="2"><text:bookmark-start text:name="_Toc440016167"/><text:bookmark-start text:name="_Toc439948510"/><text:bookmark-start text:name="_Toc185241622"/>Test Deliverables<text:bookmark-end text:name="_Toc440016167"/><text:bookmark-end text:name="_Toc439948510"/><text:bookmark-end text:name="_Toc185241622"/></text:h>
      <text:p text:style-name="No_20_Spacing">User beta experience logs</text:p>
      <text:p text:style-name="No_20_Spacing">Design feedback from tester survey</text:p>
      <text:p text:style-name="No_20_Spacing">Additional bug reports from user beta testing</text:p>
      <text:h text:style-name="Heading_20_2" text:outline-level="2"><text:bookmark-start text:name="_Toc440016168"/><text:bookmark-start text:name="_Toc439948511"/><text:bookmark-start text:name="_Toc185241623"/>Test Suspension / Resumption Criteria<text:bookmark-end text:name="_Toc440016168"/><text:bookmark-end text:name="_Toc439948511"/><text:bookmark-end text:name="_Toc185241623"/></text:h>
      <text:p text:style-name="No_20_Spacing">Test should be suspended if any errors or unintended functionality is discovered. Additional requirement of unfamiliar, non-technical testers should be able to complete any test within &lt;5 mins for first time use, and &lt;30 seconds for second time use.</text:p>
      <text:h text:style-name="Heading_20_2" text:outline-level="2"><text:bookmark-start text:name="_Toc440016169"/><text:bookmark-start text:name="_Toc439948512"/><text:bookmark-start text:name="_Toc185241624"/>Test Environmental / Staffing / Training Needs<text:bookmark-end text:name="_Toc440016169"/><text:bookmark-end text:name="_Toc439948512"/><text:bookmark-end text:name="_Toc185241624"/></text:h>
      <text:p text:style-name="No_20_Spacing">N/a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mbria1" svg:font-family="Cambria"/>
    <style:font-face style:name="OpenSymbol" svg:font-family="OpenSymbol"/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I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IE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weight-asian="bold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style-asian="italic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style-asian="italic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0pt" style:font-size-asian="10pt" style:font-size-complex="10pt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size-asian="10pt" style:font-style-asian="italic" style:font-size-complex="10pt" style:font-style-complex="italic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-left="0in" fo:padding-right="0in" fo:padding-top="0in" fo:padding-bottom="0.0555in" fo:border-left="none" fo:border-right="none" fo:border-top="none" fo:border-bottom="0.0138in solid #4f81bd" style:shadow="none"/>
      <style:text-properties fo:color="#17365d" style:font-name="Cambria" fo:font-size="26pt" fo:letter-spacing="0.0035in" style:letter-kerning="true" style:font-size-asian="26pt" style:font-size-complex="26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fo:hyphenation-ladder-count="no-limit" fo:text-indent="0in" style:auto-text-indent="false" fo:padding-left="0in" fo:padding-right="0in" fo:padding-top="0in" fo:padding-bottom="0.0555in" fo:border-left="none" fo:border-right="none" fo:border-top="none" fo:border-bottom="0.0071in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Bibliography" style:family="paragraph" style:parent-style-name="Normal" style:next-style-name="Normal">
      <style:paragraph-properties fo:hyphenation-ladder-count="no-limit"/>
      <style:text-properties fo:hyphenate="tru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margin-top="0in" fo:margin-bottom="0.0693in" fo:hyphenation-ladder-count="no-limit" fo:text-indent="0in" style:auto-text-indent="false">
        <style:tab-stops/>
      </style:paragraph-properties>
      <style:text-properties fo:language="en" fo:country="US" style:language-asian="ja" style:country-asian="JP"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fo:hyphenation-ladder-count="no-limit"/>
      <style:text-properties fo:language="en" fo:country="US" style:language-asian="ja" style:country-asian="JP" fo:hyphenate="tru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fo:hyphenation-ladder-count="no-limit" fo:text-indent="0in" style:auto-text-indent="false">
        <style:tab-stops/>
      </style:paragraph-properties>
      <style:text-properties fo:language="en" fo:country="US" style:language-asian="ja" style:country-asian="JP" fo:hyphenate="true" fo:hyphenation-remain-char-count="0" fo:hyphenation-push-char-count="0"/>
    </style:style>
    <style:style style:name="Body_20_Text" style:display-name="Body Text" style:family="paragraph" style:parent-style-name="Normal">
      <style:paragraph-properties fo:margin-left="0.4in" fo:margin-right="0in" fo:margin-top="0.0417in" fo:margin-bottom="0.0835in" fo:line-height="100%" fo:text-align="justify" style:justify-single-word="false" fo:hyphenation-ladder-count="no-limit" fo:text-indent="0in" style:auto-text-indent="false">
        <style:tab-stops/>
      </style:paragraph-properties>
      <style:text-properties style:font-name="Times New Roman" fo:font-size="12pt" fo:language="en" fo:country="US" style:font-size-asian="12pt" style:font-size-complex="12pt" fo:hyphenate="true" fo:hyphenation-remain-char-count="0" fo:hyphenation-push-char-count="0"/>
    </style:style>
    <style:style style:name="InfoBlue" style:family="paragraph" style:parent-style-name="Normal" style:next-style-name="Body_20_Text">
      <style:paragraph-properties fo:margin-left="0.4in" fo:margin-right="0in" fo:margin-top="0in" fo:margin-bottom="0.0835in" style:line-height-at-least="0.1665in" fo:text-align="justify" style:justify-single-word="false" fo:orphans="0" fo:widows="0" fo:hyphenation-ladder-count="no-limit" fo:text-indent="0in" style:auto-text-indent="false">
        <style:tab-stops/>
      </style:paragraph-properties>
      <style:text-properties fo:color="#0000ff" style:font-name="Times New Roman" fo:font-size="12pt" fo:language="en" fo:country="US" fo:font-style="italic" style:font-size-asian="12pt" style:font-style-asian="italic" style:font-size-complex="10pt" fo:hyphenate="true" fo:hyphenation-remain-char-count="0" fo:hyphenation-push-char-count="0"/>
    </style:style>
    <style:style style:name="tabletxt" style:family="paragraph" style:parent-style-name="Normal">
      <style:paragraph-properties fo:margin-top="0.0138in" fo:margin-bottom="0.0138in" fo:line-height="100%" fo:text-align="justify" style:justify-single-word="false" fo:hyphenation-ladder-count="no-limit" style:text-autospace="none"/>
      <style:text-properties style:font-name="Times New Roman" fo:font-size="10pt" fo:language="en" fo:country="US" style:font-size-asian="10pt" style:font-name-complex="Arial" style:font-size-complex="10pt" fo:hyphenate="true" fo:hyphenation-remain-char-count="0" fo:hyphenation-push-char-count="0"/>
    </style:style>
    <style:style style:name="Tabletext" style:family="paragraph" style:parent-style-name="Normal">
      <style:paragraph-properties fo:margin-top="0in" fo:margin-bottom="0in" style:line-height-at-least="0.1665in" fo:keep-together="always" fo:orphans="0" fo:widows="0" fo:hyphenation-ladder-count="no-limit"/>
      <style:text-properties style:font-name="Arial" fo:font-size="10pt" fo:language="en" fo:country="US" style:font-size-asian="10pt" style:font-size-complex="10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style:font-name="Times New Roman"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64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Page <text:span text:style-name="Default_20_Paragraph_20_Font"><text:span text:style-name="MT1"><text:page-number text:select-page="current">8</text:page-number></text:span></text:span> of <text:span text:style-name="Default_20_Paragraph_20_Font"><text:span text:style-name="MT1"><text:page-count>9</text:page-count></text:span></text:span></text:p>
        <text:p text:style-name="Header"/>
      </style:header>
      <style:footer>
        <text:p text:style-name="MP1">Ciarán Maher<text:line-break/>ICT_SoftwareApplicationTesting<text:line-break/>11<text:span text:style-name="Default_20_Paragraph_20_Font"><text:span text:style-name="MT2">th</text:span>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blue20</meta:initial-creator>
    <dc:creator>Ciaran Maher</dc:creator>
    <meta:creation-date>2016-01-11T11:30:00Z</meta:creation-date>
    <dc:date>2016-01-25T17:26:10.54</dc:date>
    <meta:editing-cycles>75</meta:editing-cycles>
    <meta:editing-duration>PT7H4M</meta:editing-duration>
    <meta:document-statistic meta:table-count="4" meta:image-count="0" meta:object-count="0" meta:page-count="9" meta:paragraph-count="244" meta:word-count="1608" meta:character-count="9489"/>
    <meta:template xlink:type="simple" xlink:actuate="onRequest" xlink:title="" xlink:href="Normal"/>
  </office:meta>
</office:document-meta>
</file>